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Proband</text:p>
          </table:table-cell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<text:span text:style-name="T1">Q</text:span>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Sum_12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gender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:.N2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:.N3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:.N4])" office:value-type="float" office:value="9.05" calcext:value-type="float">
            <text:p>9.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5:.N5])" office:value-type="float" office:value="10.75" calcext:value-type="float">
            <text:p>10.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6:.N6])" office:value-type="float" office:value="7.55" calcext:value-type="float">
            <text:p>7.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N7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N8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N9])" office:value-type="float" office:value="6.55" calcext:value-type="float">
            <text:p>6.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0:.N10])" office:value-type="float" office:value="9.75" calcext:value-type="float">
            <text:p>9.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1:.N11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2:.N12])" office:value-type="float" office:value="8.75" calcext:value-type="float">
            <text:p>8.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:.N13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SUM([.C14:.N14])" office:value-type="float" office:value="8.25" calcext:value-type="float">
            <text:p>8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SUM([.C15:.N15])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C16:.N16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SUM([.C17:.N17])"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8:.N18])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SUM([.C19:.N19])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20:.N20])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8"/>
        </table:table-row>
        <table:table-row table:style-name="ro2"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5:58:47.620123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5:24:03.977398443</meta:creation-date>
    <dc:date>2025-07-08T15:59:26.230126881</dc:date>
    <meta:editing-duration>PT22H23M38S</meta:editing-duration>
    <meta:editing-cycles>34</meta:editing-cycles>
    <meta:generator>LibreOffice/24.2.7.2$Linux_X86_64 LibreOffice_project/420$Build-2</meta:generator>
    <meta:document-statistic meta:table-count="1" meta:cell-count="340" meta:object-count="0"/>
  </office:meta>
</office:document-meta>
</file>